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e71" officeooo:paragraph-rsid="0004d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ung im Tea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07.683000000</meta:creation-date>
    <dc:date>2023-01-20T12:02:33.210000000</dc:date>
    <meta:editing-duration>PT11M25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